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23mm"/>
    </style:style>
    <style:style style:name="co2" style:family="table-column">
      <style:table-column-properties fo:break-before="auto" style:column-width="12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castle was heavily bombed during the war.</text:p>
          </table:table-cell>
          <table:table-cell office:value-type="string" calcext:value-type="string">
            <text:p>युद्ध के दौरान महल पर भारी बमबारी की गई थी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machinery itself was still pounding on.</text:p>
          </table:table-cell>
          <table:table-cell office:value-type="string" calcext:value-type="string">
            <text:p>मशीनरी अभी भी अपने आप पर तेज़ थी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xander was standing by the hearth.</text:p>
          </table:table-cell>
          <table:table-cell office:value-type="string" calcext:value-type="string">
            <text:p>सिकंदर चूल्हा लेकर खड़ा था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son began, but he got no further.</text:p>
          </table:table-cell>
          <table:table-cell office:value-type="string" calcext:value-type="string">
            <text:p>विल्सन शुरू हुआ, लेकिन वह आगे नहीं मिला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 played brilliantly and with great musical feeling.</text:p>
          </table:table-cell>
          <table:table-cell office:value-type="string" calcext:value-type="string">
            <text:p>उसने शानदार ढंग से और शानदार संगीत की भावना के साथ खेला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hall liked Alexander because he was an engineer.</text:p>
          </table:table-cell>
          <table:table-cell office:value-type="string" calcext:value-type="string">
            <text:p>मैनहेल को अलेक्जेंडर पसंद था क्योंकि वह एक इंजीनियर था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 even leaned forward over the rail a little.</text:p>
          </table:table-cell>
          <table:table-cell office:value-type="string" calcext:value-type="string">
            <text:p>वह थोड़ा आगे रेल पर झुक गया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y have all grown very smart.</text:p>
          </table:table-cell>
          <table:table-cell office:value-type="string" calcext:value-type="string">
            <text:p>वे सभी बहुत स्मार्ट हो गए हैं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you have so many flowers.</text:p>
          </table:table-cell>
          <table:table-cell office:value-type="string" calcext:value-type="string">
            <text:p>और तुम्हारे पास इतने फूल हैं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like these little yellow flowers.</text:p>
          </table:table-cell>
          <table:table-cell office:value-type="string" calcext:value-type="string">
            <text:p>मुझे ये छोटे पीले फूल पसंद हैं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have some drinks for you, too.</text:p>
          </table:table-cell>
          <table:table-cell office:value-type="string" calcext:value-type="string">
            <text:p>मेरे पास आपके लिए कुछ पेय भी हैं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, he is still clever and lazy.</text:p>
          </table:table-cell>
          <table:table-cell office:value-type="string" calcext:value-type="string">
            <text:p>खैर, वह अभी भी चालाक और आलसी है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 kept walking beside the river.</text:p>
          </table:table-cell>
          <table:table-cell office:value-type="string" calcext:value-type="string">
            <text:p>हम नदी के किनारे चलते रहे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 was a heavy, melancholy day.</text:p>
          </table:table-cell>
          <table:table-cell office:value-type="string" calcext:value-type="string">
            <text:p>यह एक भारी, उदासी भरा दिन था।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AM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castle was heavily bombed during the war.</text:p>
          </table:table-cell>
          <table:table-cell office:value-type="string" calcext:value-type="string">
            <text:p>போரின் போது கோட்டை மீது பெரிதும் குண்டு வீசப்பட்டத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machinery itself was still pounding on.</text:p>
          </table:table-cell>
          <table:table-cell office:value-type="string" calcext:value-type="string">
            <text:p>இயந்திரங்களே இன்னும் துடித்துக் கொண்டிருந்தன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xander was standing by the hearth.</text:p>
          </table:table-cell>
          <table:table-cell office:value-type="string" calcext:value-type="string">
            <text:p>அலெக்சாண்டர் அடுப்புடன் நின்று கொண்டிருந்தார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son began, but he got no further.</text:p>
          </table:table-cell>
          <table:table-cell office:value-type="string" calcext:value-type="string">
            <text:p>வில்சன் தொடங்கினார், ஆனால் அவருக்கு மேலும் கிடைக்கவில்லை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 played brilliantly and with great musical feeling.</text:p>
          </table:table-cell>
          <table:table-cell office:value-type="string" calcext:value-type="string">
            <text:p>அவர் அற்புதமாகவும் சிறந்த இசை உணர்விலும் நடித்தார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hall liked Alexander because he was an engineer.</text:p>
          </table:table-cell>
          <table:table-cell office:value-type="string" calcext:value-type="string">
            <text:p>அலெக்சாண்டர் ஒரு பொறியாளராக இருந்ததால் மைன்ஹால் அவரை விரும்பினார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 even leaned forward over the rail a little.</text:p>
          </table:table-cell>
          <table:table-cell office:value-type="string" calcext:value-type="string">
            <text:p>அவர் கூட ரெயில் மீது சற்று முன்னால் சாய்ந்தார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y have all grown very smart.</text:p>
          </table:table-cell>
          <table:table-cell office:value-type="string" calcext:value-type="string">
            <text:p>அவர்கள் அனைவரும் மிகவும் புத்திசாலித்தனமாக வளர்ந்திருக்கிறார்கள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you have so many flowers.</text:p>
          </table:table-cell>
          <table:table-cell office:value-type="string" calcext:value-type="string">
            <text:p>உங்களிடம் பல பூக்கள் உள்ளன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like these little yellow flowers.</text:p>
          </table:table-cell>
          <table:table-cell office:value-type="string" calcext:value-type="string">
            <text:p>இந்த சிறிய மஞ்சள் பூக்கள் எனக்கு மிகவும் பிடிக்கும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have some drinks for you, too.</text:p>
          </table:table-cell>
          <table:table-cell office:value-type="string" calcext:value-type="string">
            <text:p>உங்களுக்காக சில பானங்கள் என்னிடம் உள்ளன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, he is still clever and lazy.</text:p>
          </table:table-cell>
          <table:table-cell office:value-type="string" calcext:value-type="string">
            <text:p>நல்லது, அவர் இன்னும் புத்திசாலி மற்றும் சோம்பேறி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 kept walking beside the river.</text:p>
          </table:table-cell>
          <table:table-cell office:value-type="string" calcext:value-type="string">
            <text:p>நாங்கள் ஆற்றின் அருகே நடந்து கொண்டே இருந்தோம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 was a heavy, melancholy day.</text:p>
          </table:table-cell>
          <table:table-cell office:value-type="string" calcext:value-type="string">
            <text:p>அது ஒரு கனமான, துக்க நாள்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ELUGU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castle was heavily bombed during the war.</text:p>
          </table:table-cell>
          <table:table-cell office:value-type="string" calcext:value-type="string">
            <text:p>యుద్ధ సమయంలో కోటపై భారీగా బాంబు దాడి జరిగింది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machinery itself was still pounding on.</text:p>
          </table:table-cell>
          <table:table-cell office:value-type="string" calcext:value-type="string">
            <text:p>యంత్రాలు కూడా ఇంకా కొట్టుకుపోతున్నాయి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xander was standing by the hearth.</text:p>
          </table:table-cell>
          <table:table-cell office:value-type="string" calcext:value-type="string">
            <text:p>అలెగ్జాండర్ పొయ్యి దగ్గర నిలబడి ఉన్నాడ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son began, but he got no further.</text:p>
          </table:table-cell>
          <table:table-cell office:value-type="string" calcext:value-type="string">
            <text:p>విల్సన్ ప్రారంభించాడు, కానీ అతనికి మరింత లభించలేద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 played brilliantly and with great musical feeling.</text:p>
          </table:table-cell>
          <table:table-cell office:value-type="string" calcext:value-type="string">
            <text:p>ఆమె అద్భుతంగా మరియు గొప్ప సంగీత భావనతో ఆడింది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hall liked Alexander because he was an engineer.</text:p>
          </table:table-cell>
          <table:table-cell office:value-type="string" calcext:value-type="string">
            <text:p>మెయిన్హాల్ అలెగ్జాండర్ ను ఇష్టపడ్డాడు ఎందుకంటే అతను ఇంజనీర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 even leaned forward over the rail a little.</text:p>
          </table:table-cell>
          <table:table-cell office:value-type="string" calcext:value-type="string">
            <text:p>అతను కూడా రైలు మీద కొంచెం ముందుకు వాలిపోయాడ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y have all grown very smart.</text:p>
          </table:table-cell>
          <table:table-cell office:value-type="string" calcext:value-type="string">
            <text:p>వారంతా చాలా స్మార్ట్ గా ఎదిగార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you have so many flowers.</text:p>
          </table:table-cell>
          <table:table-cell office:value-type="string" calcext:value-type="string">
            <text:p>మరియు మీకు చాలా పువ్వులు ఉన్నాయి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like these little yellow flowers.</text:p>
          </table:table-cell>
          <table:table-cell office:value-type="string" calcext:value-type="string">
            <text:p>ఈ చిన్న పసుపు పువ్వులు నాకు చాలా ఇష్టం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have some drinks for you, too.</text:p>
          </table:table-cell>
          <table:table-cell office:value-type="string" calcext:value-type="string">
            <text:p>మీ కోసం నా దగ్గర కొన్ని పానీయాలు కూడా ఉన్నాయి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, he is still clever and lazy.</text:p>
          </table:table-cell>
          <table:table-cell office:value-type="string" calcext:value-type="string">
            <text:p>బాగా, అతను ఇంకా తెలివైన మరియు సోమరితనం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 kept walking beside the river.</text:p>
          </table:table-cell>
          <table:table-cell office:value-type="string" calcext:value-type="string">
            <text:p>మేము నది పక్కన నడుస్తూనే ఉన్నామ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 was a heavy, melancholy day.</text:p>
          </table:table-cell>
          <table:table-cell office:value-type="string" calcext:value-type="string">
            <text:p>ఇది ఒక భారీ, విచారకరమైన రోజు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MALAYALAM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castle was heavily bombed during the war.</text:p>
          </table:table-cell>
          <table:table-cell office:value-type="string" calcext:value-type="string">
            <text:p>യുദ്ധസമയത്ത് കോട്ടയ്ക്ക് കനത്ത ബോംബാക്രമണം ഉണ്ടായിരുന്ന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machinery itself was still pounding on.</text:p>
          </table:table-cell>
          <table:table-cell office:value-type="string" calcext:value-type="string">
            <text:p>യന്ത്രങ്ങൾ തന്നെ തകർന്നുകൊണ്ടിരുന്ന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xander was standing by the hearth.</text:p>
          </table:table-cell>
          <table:table-cell office:value-type="string" calcext:value-type="string">
            <text:p>അലക്സാണ്ടർ ചൂളയ്ക്കരികിൽ നിൽക്കുകയായിരുന്ന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son began, but he got no further.</text:p>
          </table:table-cell>
          <table:table-cell office:value-type="string" calcext:value-type="string">
            <text:p>വിൽസൺ ആരംഭിച്ചു, പക്ഷേ കൂടുതൽ ഒന്നും ലഭിച്ചില്ല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 played brilliantly and with great musical feeling.</text:p>
          </table:table-cell>
          <table:table-cell office:value-type="string" calcext:value-type="string">
            <text:p>മികച്ച സംഗീത വികാരത്തോടെ അവർ മിഴിവോടെ കളിച്ച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hall liked Alexander because he was an engineer.</text:p>
          </table:table-cell>
          <table:table-cell office:value-type="string" calcext:value-type="string">
            <text:p>അലക്സാണ്ടറിനെ എഞ്ചിനീയറായതിനാൽ മെയിൻഹാൾ ഇഷ്ടപ്പെട്ട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 even leaned forward over the rail a little.</text:p>
          </table:table-cell>
          <table:table-cell office:value-type="string" calcext:value-type="string">
            <text:p>അയാൾ റെയിലിനു മുകളിലൂടെ അല്പം മുന്നോട്ട് ചാഞ്ഞ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y have all grown very smart.</text:p>
          </table:table-cell>
          <table:table-cell office:value-type="string" calcext:value-type="string">
            <text:p>അവരെല്ലാം വളരെ മിടുക്കരായി വളർന്ന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you have so many flowers.</text:p>
          </table:table-cell>
          <table:table-cell office:value-type="string" calcext:value-type="string">
            <text:p>നിങ്ങൾക്ക് ധാരാളം പൂക്കൾ ഉണ്ട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like these little yellow flowers.</text:p>
          </table:table-cell>
          <table:table-cell office:value-type="string" calcext:value-type="string">
            <text:p>ഈ ചെറിയ മഞ്ഞ പൂക്കൾ എനിക്ക് ഇഷ്ടമാണ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 have some drinks for you, too.</text:p>
          </table:table-cell>
          <table:table-cell office:value-type="string" calcext:value-type="string">
            <text:p>എനിക്കും നിങ്ങൾക്കായി കുറച്ച് പാനീയങ്ങൾ ഉണ്ട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, he is still clever and lazy.</text:p>
          </table:table-cell>
          <table:table-cell office:value-type="string" calcext:value-type="string">
            <text:p>ശരി, അവൻ ഇപ്പോഴും ബുദ്ധിമാനും മടിയനുമാണ്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 kept walking beside the river.</text:p>
          </table:table-cell>
          <table:table-cell office:value-type="string" calcext:value-type="string">
            <text:p>ഞങ്ങൾ നദിക്കരയിൽ നടന്നു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 was a heavy, melancholy day.</text:p>
          </table:table-cell>
          <table:table-cell office:value-type="string" calcext:value-type="string">
            <text:p>കനത്ത, ദു lan ഖകരമായ ദിവസമായിരുന്നു അത്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1:37:18.619691512</meta:creation-date>
    <dc:date>2020-08-29T11:41:58.528612233</dc:date>
    <meta:editing-duration>PT4M41S</meta:editing-duration>
    <meta:editing-cycles>1</meta:editing-cycles>
    <meta:generator>LibreOffice/6.0.7.3$Linux_X86_64 LibreOffice_project/00m0$Build-3</meta:generator>
    <meta:document-statistic meta:table-count="1" meta:cell-count="120" meta:object-count="0"/>
  </office:meta>
</office:document-meta>
</file>